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Text_20_body" style:list-style-name="L8">
      <style:paragraph-properties fo:text-align="justify" style:justify-single-word="false"/>
      <style:text-properties officeooo:paragraph-rsid="000d8dbd"/>
    </style:style>
    <style:style style:name="P2" style:family="paragraph" style:parent-style-name="Text_20_body" style:list-style-name="L14">
      <style:paragraph-properties fo:text-align="justify" style:justify-single-word="false"/>
      <style:text-properties officeooo:paragraph-rsid="000d8dbd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98415" officeooo:paragraph-rsid="00098415"/>
    </style:style>
    <style:style style:name="P4" style:family="paragraph" style:parent-style-name="Text_20_body">
      <style:paragraph-properties fo:text-align="justify" style:justify-single-word="false"/>
      <style:text-properties officeooo:rsid="00098415" officeooo:paragraph-rsid="00098415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098415" officeooo:paragraph-rsid="00098415"/>
    </style:style>
    <style:style style:name="P6" style:family="paragraph" style:parent-style-name="Text_20_body" style:list-style-name="L3">
      <style:paragraph-properties fo:text-align="justify" style:justify-single-word="false"/>
      <style:text-properties officeooo:rsid="00098415" officeooo:paragraph-rsid="00098415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rsid="00098415" officeooo:paragraph-rsid="00098415"/>
    </style:style>
    <style:style style:name="P8" style:family="paragraph" style:parent-style-name="Text_20_body" style:list-style-name="L5">
      <style:paragraph-properties fo:text-align="justify" style:justify-single-word="false"/>
      <style:text-properties officeooo:rsid="000aa1ca" officeooo:paragraph-rsid="000aa1ca"/>
    </style:style>
    <style:style style:name="P9" style:family="paragraph" style:parent-style-name="Text_20_body">
      <style:paragraph-properties fo:text-align="justify" style:justify-single-word="false"/>
      <style:text-properties officeooo:rsid="000aa1ca" officeooo:paragraph-rsid="000aa1ca"/>
    </style:style>
    <style:style style:name="P10" style:family="paragraph" style:parent-style-name="Text_20_body" style:list-style-name="L7">
      <style:paragraph-properties fo:text-align="justify" style:justify-single-word="false"/>
      <style:text-properties officeooo:rsid="000d8dbd" officeooo:paragraph-rsid="000d8dbd"/>
    </style:style>
    <style:style style:name="P11" style:family="paragraph" style:parent-style-name="Text_20_body" style:list-style-name="L8">
      <style:paragraph-properties fo:text-align="justify" style:justify-single-word="false"/>
      <style:text-properties officeooo:rsid="000d8dbd" officeooo:paragraph-rsid="000d8dbd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rsid="000d8dbd" officeooo:paragraph-rsid="000e24e8"/>
    </style:style>
    <style:style style:name="P13" style:family="paragraph" style:parent-style-name="Text_20_body">
      <style:paragraph-properties fo:text-align="justify" style:justify-single-word="false"/>
      <style:text-properties officeooo:rsid="000d8dbd" officeooo:paragraph-rsid="000d8dbd"/>
    </style:style>
    <style:style style:name="P14" style:family="paragraph" style:parent-style-name="Text_20_body" style:list-style-name="L15">
      <style:paragraph-properties fo:text-align="justify" style:justify-single-word="false"/>
      <style:text-properties officeooo:rsid="000ea056" officeooo:paragraph-rsid="000ea056"/>
    </style:style>
    <style:style style:name="P15" style:family="paragraph" style:parent-style-name="Text_20_body">
      <style:paragraph-properties fo:text-align="justify" style:justify-single-word="false"/>
      <style:text-properties officeooo:rsid="000ea056" officeooo:paragraph-rsid="000ea056"/>
    </style:style>
    <style:style style:name="T1" style:family="text">
      <style:text-properties officeooo:rsid="000aa1ca"/>
    </style:style>
    <style:style style:name="T2" style:family="text">
      <style:text-properties officeooo:rsid="000c6ac7"/>
    </style:style>
    <style:style style:name="T3" style:family="text">
      <style:text-properties officeooo:rsid="000d8dbd"/>
    </style:style>
    <style:style style:name="T4" style:family="text">
      <style:text-properties officeooo:rsid="000e24e8"/>
    </style:style>
    <style:style style:name="T5" style:family="text">
      <style:text-properties officeooo:rsid="001102d0"/>
    </style:style>
    <style:style style:name="T6" style:family="text">
      <style:text-properties officeooo:rsid="0012040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02</text:h>
      <text:list xml:id="list581811595" text:style-name="L1">
        <text:list-item>
          <text:p text:style-name="P3">Question <text:span text:style-name="T3">0</text:span>1</text:p>
        </text:list-item>
      </text:list>
      <text:list xml:id="list2478626434" text:style-name="L2">
        <text:list-item>
          <text:p text:style-name="P5">Statically-typed Programming Language</text:p>
        </text:list-item>
      </text:list>
      <text:list xml:id="list144943210425613" text:continue-list="list581811595" text:style-name="L1">
        <text:list-header>
          <text:p text:style-name="P3">A statically typed programming language is a language which does the type checking process in the compile time.</text:p>
        </text:list-header>
      </text:list>
      <text:p text:style-name="P4"/>
      <text:list xml:id="list3964991943" text:style-name="L3">
        <text:list-item>
          <text:p text:style-name="P6">Dynamically-typed Programming Language</text:p>
        </text:list-item>
      </text:list>
      <text:list xml:id="list144944020810527" text:continue-list="list144943210425613" text:style-name="L1">
        <text:list-header>
          <text:p text:style-name="P3">A dynamically typed programming language is a language which does the type checking process in the runtime.</text:p>
        </text:list-header>
      </text:list>
      <text:p text:style-name="P4"/>
      <text:list xml:id="list1533767772" text:style-name="L4">
        <text:list-item>
          <text:p text:style-name="P7">Strongly-typed Programming Language</text:p>
        </text:list-item>
      </text:list>
      <text:p text:style-name="P4"><text:tab/>A strongly typed programming language is a language which considers the <text:span text:style-name="T1">data </text:span>type<text:span text:style-name="T1">s</text:span> strictly</text:p>
      <text:p text:style-name="P4"/>
      <text:list xml:id="list1048932569" text:style-name="L5">
        <text:list-item>
          <text:p text:style-name="P8">Loosely-typed Programming Language</text:p>
        </text:list-item>
      </text:list>
      <text:p text:style-name="P9"><text:tab/>In a loosely typed programming language, the data types are not considered strictly.</text:p>
      <text:p text:style-name="P9"/>
      <text:p text:style-name="P9"><text:tab/><text:span text:style-name="T2">Java falls into both statically typed and dynamically typed programming languages.</text:span></text:p>
      <text:p text:style-name="P9"><text:tab/><text:span text:style-name="T2">Java is a strongly typed programming language.</text:span></text:p>
      <text:p text:style-name="P9"/>
      <text:list xml:id="list1866907833" text:style-name="L7">
        <text:list-item>
          <text:p text:style-name="P10">Question 02</text:p>
        </text:list-item>
      </text:list>
      <text:list xml:id="list56182261" text:style-name="L14">
        <text:list-item>
          <text:p text:style-name="P2"><text:span text:style-name="T3">Case Sensitive </text:span><text:span text:style-name="T4">Programming Language</text:span></text:p>
        </text:list-item>
      </text:list>
      <text:list xml:id="list1595147585" text:style-name="L8">
        <text:list-header>
          <text:p text:style-name="P11">In a case-sensitive language, the distinction between uppercase and lowercase letters matters when <text:span text:style-name="T4">letters are compared</text:span>. This means that 'A' is considered different from 'a,' and two <text:span text:style-name="T4">words</text:span> that differ only in their letter case are treated as distinct. </text:p>
          <text:p text:style-name="P11"><text:span text:style-name="T4">I</text:span>n a case-sensitive language, "apple" and "Apple" are considered two different strings.</text:p>
        </text:list-header>
      </text:list>
      <text:p text:style-name="P13"/>
      <text:list xml:id="list144942506539610" text:continue-numbering="true" text:style-name="L8">
        <text:list-item>
          <text:p text:style-name="P1"><text:span text:style-name="T3">Case Insensitive </text:span><text:span text:style-name="T4">Programming Language</text:span></text:p>
          <text:p text:style-name="P12">In a case-insensitive language, the distinction between uppercase and lowercase letters is ignored when <text:span text:style-name="T4">letters are compared</text:span>. This means that 'A' is considered the same as 'a,' and two strings that differ only in their letter case are treated as equal. For example:</text:p>
          <text:p text:style-name="P11">In a case-insensitive language, "apple" and "Apple" are considered the same string.</text:p>
          <text:p text:style-name="P11"><text:soft-page-break/></text:p>
        </text:list-item>
        <text:list-item>
          <text:p text:style-name="P1"><text:span text:style-name="T3">Case Sensitive-Insensitive </text:span><text:span text:style-name="T4">Programming Language</text:span></text:p>
          <text:p text:style-name="P11">Some programming languages allow you to choose whether a comparison or search should be case-sensitive or case-insensitive. In these languages, you can specify whether you want the comparison to consider letter case or ignore it.</text:p>
          <text:p text:style-name="P11">Regarding Java, it is a case-sensitive programming language. Java considers uppercase and lowercase letters as distinct</text:p>
        </text:list-item>
      </text:list>
      <text:p text:style-name="P13"/>
      <text:list xml:id="list3994080956" text:style-name="L15">
        <text:list-item>
          <text:p text:style-name="P14">Question 03</text:p>
        </text:list-item>
      </text:list>
      <text:p text:style-name="P15"><text:span text:style-name="T5"><text:tab/>Identity conversion is the process of </text:span><text:span text:style-name="T6">c</text:span><text:span text:style-name="T5">onverting a value of a reference type to the same type <text:tab/>without any modification.</text:span></text:p>
      <text:p text:style-name="P13"><text:tab/><text:span text:style-name="T6">Example:</text:span></text:p>
      <text:p text:style-name="P4"><text:s/><text:tab/><text:tab/>int num1 = 42;</text:p>
      <text:p text:style-name="P4"><text:s text:c="7"/><text:tab/><text:tab/> int num2 = num1;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2:07.418685716</meta:creation-date>
    <dc:date>2023-08-01T14:49:42.096420694</dc:date>
    <meta:editing-duration>PT45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15" meta:character-count="2062" meta:non-whitespace-character-count="1770"/>
  </office:meta>
</office:document-meta>
</file>